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29fc" style:font-weight-asian="normal" style:font-weight-complex="normal"/>
    </style:style>
    <style:style style:name="T3" style:family="text">
      <style:text-properties fo:font-weight="normal" officeooo:rsid="001cc02a" style:font-weight-asian="normal" style:font-weight-complex="normal"/>
    </style:style>
    <style:style style:name="T4" style:family="text">
      <style:text-properties fo:font-weight="normal" officeooo:rsid="001ea1dc" style:font-weight-asian="normal" style:font-weight-complex="normal"/>
    </style:style>
    <style:style style:name="T5" style:family="text">
      <style:text-properties fo:font-weight="normal" officeooo:rsid="001f5d61" style:font-weight-asian="normal" style:font-weight-complex="normal"/>
    </style:style>
    <style:style style:name="T6" style:family="text">
      <style:text-properties fo:font-weight="normal" officeooo:rsid="0020d076" style:font-weight-asian="normal" style:font-weight-complex="normal"/>
    </style:style>
    <style:style style:name="T7" style:family="text">
      <style:text-properties fo:font-weight="normal" officeooo:rsid="00218fd1" style:font-weight-asian="normal" style:font-weight-complex="normal"/>
    </style:style>
    <style:style style:name="T8" style:family="text">
      <style:text-properties fo:font-weight="normal" officeooo:rsid="00270515" style:font-weight-asian="normal" style:font-weight-complex="normal"/>
    </style:style>
    <style:style style:name="T9" style:family="text">
      <style:text-properties fo:font-size="12pt" fo:font-weight="normal" officeooo:rsid="0016f38e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16f3ba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1ae75e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1bbf84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2a8d3d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2e2473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0d0e50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0d2980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0d5185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0d7a80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0f6831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114bf3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145ba6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162db5" style:font-size-asian="12pt" style:font-weight-asian="normal" style:font-size-complex="12pt" style:font-weight-complex="normal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style:text-position="super 58%" fo:font-size="12pt" fo:font-weight="normal" officeooo:rsid="000d7a80" style:font-size-asian="12pt" style:font-weight-asian="normal" style:font-size-complex="12pt" style:font-weight-complex="normal"/>
    </style:style>
    <style:style style:name="T26" style:family="text">
      <style:text-properties style:text-position="super 58%" fo:font-weight="normal" officeooo:rsid="000b29fc" style:font-weight-asian="normal" style:font-weight-complex="normal"/>
    </style:style>
    <style:style style:name="T27" style:family="text">
      <style:text-properties style:text-position="super 58%" fo:font-weight="normal" officeooo:rsid="001cc02a" style:font-weight-asian="normal" style:font-weight-complex="normal"/>
    </style:style>
    <style:style style:name="T28" style:family="text">
      <style:text-properties style:font-name="Liberation Serif" fo:font-weight="normal" style:font-weight-asian="normal" style:font-weight-complex="normal"/>
    </style:style>
    <style:style style:name="T29" style:family="text">
      <style:text-properties officeooo:rsid="0009ce83"/>
    </style:style>
    <style:style style:name="T30" style:family="text">
      <style:text-properties officeooo:rsid="0022c476"/>
    </style:style>
    <style:style style:name="T31" style:family="text">
      <style:text-properties officeooo:rsid="0023cc2e"/>
    </style:style>
    <style:style style:name="T32" style:family="text">
      <style:text-properties officeooo:rsid="0023e87a"/>
    </style:style>
    <style:style style:name="T33" style:family="text">
      <style:text-properties officeooo:rsid="0023f924"/>
    </style:style>
    <style:style style:name="T34" style:family="text">
      <style:text-properties officeooo:rsid="00282270"/>
    </style:style>
    <style:style style:name="T35" style:family="text">
      <style:text-properties officeooo:rsid="0029bc47"/>
    </style:style>
    <style:style style:name="T36" style:family="text">
      <style:text-properties officeooo:rsid="002a8d3d"/>
    </style:style>
    <style:style style:name="T37" style:family="text">
      <style:text-properties officeooo:rsid="002c6f02"/>
    </style:style>
    <style:style style:name="T38" style:family="text">
      <style:text-properties officeooo:rsid="002f781a"/>
    </style:style>
    <style:style style:name="T39" style:family="text">
      <style:text-properties officeooo:rsid="00307e88"/>
    </style:style>
    <style:style style:name="T40" style:family="text">
      <style:text-properties officeooo:rsid="00317b09"/>
    </style:style>
    <style:style style:name="T41" style:family="text">
      <style:text-properties officeooo:rsid="00335318"/>
    </style:style>
    <style:style style:name="T42" style:family="text">
      <style:text-properties officeooo:rsid="0033b70a"/>
    </style:style>
    <style:style style:name="T43" style:family="text">
      <style:text-properties officeooo:rsid="0034532b"/>
    </style:style>
    <style:style style:name="T44" style:family="text">
      <style:text-properties officeooo:rsid="003560f0"/>
    </style:style>
    <style:style style:name="T45" style:family="text">
      <style:text-properties officeooo:rsid="0036ee95"/>
    </style:style>
    <style:style style:name="T46" style:family="text">
      <style:text-properties officeooo:rsid="0038e82b"/>
    </style:style>
    <style:style style:name="T47" style:family="text">
      <style:text-properties officeooo:rsid="003a0f28"/>
    </style:style>
    <style:style style:name="T48" style:family="text">
      <style:text-properties officeooo:rsid="003b0376"/>
    </style:style>
    <style:style style:name="T49" style:family="text">
      <style:text-properties officeooo:rsid="003c2a0f"/>
    </style:style>
    <style:style style:name="T50" style:family="text">
      <style:text-properties officeooo:rsid="003c38c3"/>
    </style:style>
    <style:style style:name="T51" style:family="text">
      <style:text-properties officeooo:rsid="003c6923"/>
    </style:style>
    <style:style style:name="T52" style:family="text">
      <style:text-properties officeooo:rsid="003d6213"/>
    </style:style>
    <style:style style:name="T53" style:family="text">
      <style:text-properties officeooo:rsid="003e82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5-418, Spring 2011</text:p>
      <text:p text:style-name="P4">Milestone #<text:span text:style-name="T29">2</text:span> Report</text:p>
      <text:p text:style-name="P3">By: Jonathan Park (jjp1) and Ben Parr (bparr)</text:p>
      <text:p text:style-name="P1"/>
      <text:p text:style-name="P2">Major Changes: </text:p>
      <text:p text:style-name="P7"><text:tab/><text:span text:style-name="T36">After optimizing our serial solver, we found that our previously selected puzzle was no longer adequate </text:span><text:span text:style-name="T37">to use as a</text:span><text:span text:style-name="T36"> measurement </text:span><text:span text:style-name="T37">of performance. Therefore, we generated multiple puzzles to test our parallel version. However, we noticed high variation in speedups among the files. </text:span><text:span text:style-name="T38">This le</text:span><text:span text:style-name="T40">d us to change our metric </text:span><text:span text:style-name="T44">again </text:span><text:span text:style-name="T40">to take the average speed</text:span><text:span text:style-name="T45">u</text:span><text:span text:style-name="T40">p across multiple </text:span><text:span text:style-name="T41">input files </text:span><text:span text:style-name="T42">as opposed to </text:span><text:span text:style-name="T43">using </text:span><text:span text:style-name="T42">specific files.</text:span></text:p>
      <text:p text:style-name="P7"/>
      <text:p text:style-name="P2">What You Have Accomplished So Far:</text:p>
      <text:p text:style-name="P6"><text:tab/>For milestone <text:span text:style-name="T30">2</text:span>, <text:span text:style-name="T30">we optimized our serial KenKen solver </text:span><text:span text:style-name="T34">and created a working parallel KenKen solver implemented using OpenMP</text:span><text:span text:style-name="T30">. </text:span><text:span text:style-name="T34">We ran our serial solver against 372 9x9 puzzles from kenken.com and was able to complete all 372 puzzles in under 5 seconds. </text:span><text:span text:style-name="T47">O</text:span><text:span text:style-name="T34">n average, it took about 14 milliseconds to </text:span><text:span text:style-name="T46">solve</text:span><text:span text:style-name="T34"> a </text:span><text:span text:style-name="T48">9x9</text:span><text:span text:style-name="T34"> problem </text:span><text:span text:style-name="T51">so</text:span><text:span text:style-name="T47"> </text:span><text:span text:style-name="T39">none of the</text:span><text:span text:style-name="T47"> puzzles </text:span><text:span text:style-name="T52">ca</text:span><text:span text:style-name="T49">n be used</text:span><text:span text:style-name="T39"> to test our parallel solver</text:span><text:span text:style-name="T34">. Th</text:span><text:span text:style-name="T50">us,</text:span><text:span text:style-name="T31"> we generated additional problems that take 27, 33, 35, 39, and 75 minutes with the optimized serial solver. </text:span><text:span text:style-name="T33">On these input files, the parallel version </text:span><text:span text:style-name="T35">acheived</text:span><text:span text:style-name="T33"> speedups of ~27x, ~17x, ~.85x, ~1.13, ~15.63 respectivel</text:span><text:span text:style-name="T53">y (average = 12x)</text:span><text:span text:style-name="T33">.</text:span>The puzzle<text:span text:style-name="T32">s</text:span> and solution<text:span text:style-name="T32">s</text:span> <text:span text:style-name="T32">to these problems </text:span>can be found on our website.</text:p>
      <text:p text:style-name="P6"/>
      <text:p text:style-name="P2">Meeting Your Milestone:</text:p>
      <text:p text:style-name="P5"><text:tab/><text:span text:style-name="T1">We </text:span><text:span text:style-name="T3">partially met our 2</text:span><text:span text:style-name="T27">nd</text:span><text:span text:style-name="T3"> milestone</text:span><text:span text:style-name="T1">. </text:span><text:span text:style-name="T4">We optimized our serial solver to a final version but we did not achieve a 24x speedup across all input files </text:span><text:span text:style-name="T8">and some had a slowdown</text:span><text:span text:style-name="T4">.</text:span><text:span text:style-name="T1"> </text:span><text:span text:style-name="T6">We were however, able to meet the 24x speedup on some input files. </text:span><text:span text:style-name="T7">If we can make the speedups more consistent, then we're</text:span><text:span text:style-name="T1"> still on track to meet our </text:span><text:span text:style-name="T5">project goal</text:span><text:span text:style-name="T1">.</text:span></text:p>
      <text:p text:style-name="P6"/>
      <text:p text:style-name="P2">Surprises:</text:p>
      <text:p text:style-name="P2"><text:span text:style-name="T24"><text:tab/></text:span><text:span text:style-name="T9">While optimizing the serial code, we discovered a </text:span><text:span text:style-name="T13">f</text:span><text:span text:style-name="T9">law in our logic for computing possible values of a multiply constraint with few cells. This flaw resulted in a 20x slowdown of our serial code. After this optimization, our selected puzzle that took ~52 minutes to complete only took ~2 minutes. </text:span><text:span text:style-name="T10">Also, we noticed high variation in our </text:span><text:span text:style-name="T11">parallel</text:span><text:span text:style-name="T10"> speedups. Our parallel speedups were not consistent across all input files </text:span><text:span text:style-name="T12">and</text:span><text:span text:style-name="T10"> var</text:span><text:span text:style-name="T12">ied </text:span><text:span text:style-name="T14">as much as 27x</text:span><text:span text:style-name="T10">. </text:span></text:p>
      <text:p text:style-name="P7"/>
      <text:p text:style-name="P2">Revised Schedule:</text:p>
      <text:p text:style-name="P2"><text:span text:style-name="T15"><text:tab/></text:span><text:span text:style-name="T16">Due to the continued inconsistency of our speedups, we'll spend the next week </text:span><text:span text:style-name="T23">making</text:span><text:span text:style-name="T16"> our speedups more consistent across </text:span><text:span text:style-name="T22">the</text:span><text:span text:style-name="T16"> input files. Aside from making our data more consistent, o</text:span><text:span text:style-name="T15">ur schedule will remain the same as our proposed one </text:span><text:span text:style-name="T18">with a slight modification because of our </text:span><text:span text:style-name="T19">metric change</text:span><text:span text:style-name="T18">. </text:span><text:span text:style-name="T19">W</text:span><text:span text:style-name="T15">e'll attempt to reach our 100% goal by April 2</text:span><text:span text:style-name="T19">7</text:span><text:span text:style-name="T25">th</text:span><text:span text:style-name="T19">, which </text:span><text:span text:style-name="T20">is </text:span><text:span text:style-name="T21">to</text:span><text:span text:style-name="T16"> achieve </text:span><text:span text:style-name="T17">on average a</text:span><text:span text:style-name="T16"> 30x speedup on 32 processors.</text:span></text:p>
      <text:p text:style-name="P7"/>
      <text:p text:style-name="P2">Resources Needed:</text:p>
      <text:p text:style-name="P5"><text:tab/><text:span text:style-name="T1">Our resource needs haven't changed since our proposal </text:span><text:span text:style-name="T2">or from our 1</text:span><text:span text:style-name="T26">st</text:span><text:span text:style-name="T2"> milestone</text:span><text:span text:style-name="T1">. To reiterate, w</text:span><text:span text:style-name="T28">e will use both Blacklight and Pople for this project. We still estimate that we will spend on average 15 hours on Blacklight and 5 hours on Pople per week. So, in total, we plan to need a total of 80 hours on the machines. The main software we need is OpenMP, which is already available on both machin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esung </meta:initial-creator>
    <meta:creation-date>2011-03-30T22:17:23</meta:creation-date>
    <dc:date>2011-04-14T01:16:08</dc:date>
    <dc:creator>jaesung </dc:creator>
    <meta:editing-duration>PT05H15M45S</meta:editing-duration>
    <meta:editing-cycles>108</meta:editing-cycles>
    <meta:generator>OpenOffice.org/3.2$Linux OpenOffice.org_project/320m19$Build-9505</meta:generator>
    <meta:document-statistic meta:table-count="0" meta:image-count="0" meta:object-count="0" meta:page-count="1" meta:paragraph-count="15" meta:word-count="495" meta:character-count="2896"/>
  </office:meta>
</office:document-meta>
</file>